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314cm" fo:margin-left="-0.141cm" table:align="left"/>
    </style:style>
    <style:style style:name="Tableau17.A" style:family="table-column">
      <style:table-column-properties style:column-width="2.263cm"/>
    </style:style>
    <style:style style:name="Tableau17.B" style:family="table-column">
      <style:table-column-properties style:column-width="12.05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1" fo:font-size="8pt" style:font-size-asian="8pt"/>
    </style:style>
    <style:style style:name="P2" style:family="paragraph" style:parent-style-name="Standard">
      <style:text-properties style:font-name="Calibri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0pt" fo:font-style="normal" fo:font-weight="bold" style:font-size-asian="10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1" fo:font-size="2pt" style:font-size-asian="1.75pt" style:font-size-complex="2pt"/>
    </style:style>
    <style:style style:name="P8" style:family="paragraph" style:parent-style-name="Standard">
      <style:text-properties style:font-name="Calibri1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line-height="150%"/>
      <style:text-properties style:font-name="Calibri1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alibri1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1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1" fo:font-size="9pt" fo:font-weight="bold" style:font-size-asian="9pt" style:font-weight-asian="bold" style:font-size-complex="9pt"/>
    </style:style>
    <style:style style:name="P23" style:family="paragraph" style:parent-style-name="Standard">
      <style:text-properties style:font-name="Calibri1"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50%"/>
      <style:text-properties style:font-name="Calibri1"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1" fo:font-size="14pt" fo:font-weight="bold" style:font-size-asian="14pt" style:font-weight-asian="bold" style:font-size-complex="14pt"/>
    </style:style>
    <style:style style:name="P27" style:family="paragraph" style:parent-style-name="Standard">
      <style:text-properties fo:color="#0070c0" style:font-name="Calibri1" fo:font-size="9pt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color="#00b050" style:font-name="Calibri1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9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1"/>
    </style:style>
    <style:style style:name="P30" style:family="paragraph" style:parent-style-name="UrbanTitle">
      <style:text-properties style:font-name="Calibri1" fo:font-size="12pt" style:text-underline-style="none" style:font-size-asian="12pt" style:font-size-complex="12pt"/>
    </style:style>
    <style:style style:name="P31" style:family="paragraph" style:parent-style-name="UrbanTitle">
      <style:paragraph-properties fo:text-align="start" style:justify-single-word="false"/>
      <style:text-properties style:font-name="Calibri1" fo:font-size="12pt" style:text-underline-style="none" style:font-size-asian="12pt" style:font-size-complex="12pt"/>
    </style:style>
    <style:style style:name="P32" style:family="paragraph" style:parent-style-name="UrbanTitle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UrbanTitle">
      <style:text-properties style:font-name="Calibri1" fo:font-size="12pt" style:text-underline-style="none" fo:font-weight="normal" officeooo:paragraph-rsid="0019bfff" style:font-size-asian="12pt" style:font-weight-asian="normal" style:font-size-complex="12pt" style:font-weight-complex="normal"/>
    </style:style>
    <style:style style:name="P34" style:family="paragraph" style:parent-style-name="UrbanTitle">
      <style:paragraph-properties fo:text-align="start" style:justify-single-word="false"/>
      <style:text-properties style:font-name="Calibri1" fo:font-size="8pt" style:text-underline-style="none" fo:font-weight="normal" style:font-size-asian="7pt" style:font-weight-asian="normal" style:font-size-complex="8pt" style:font-weight-complex="normal"/>
    </style:style>
    <style:style style:name="P35" style:family="paragraph" style:parent-style-name="UrbanBody_20_">
      <style:text-properties style:font-name="Calibri1" fo:font-size="10pt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7" style:family="paragraph" style:parent-style-name="UrbanBody_20_">
      <style:paragraph-properties fo:line-height="150%" fo:text-align="start" style:justify-single-word="false"/>
      <style:text-properties style:font-name="Calibri1" fo:font-size="10pt" fo:font-weight="bold" style:font-size-asian="10pt" style:font-weight-asian="bold" style:font-size-complex="10pt"/>
    </style:style>
    <style:style style:name="P38" style:family="paragraph" style:parent-style-name="UrbanBody_20_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UrbanBody_20_">
      <style:paragraph-properties fo:text-align="center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UrbanBody_20_">
      <style:text-properties style:font-name="Calibri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1" style:family="paragraph" style:parent-style-name="UrbanBody_20_">
      <style:text-properties style:font-name="Calibri1" fo:font-size="10pt" style:font-size-asian="10pt" style:font-size-complex="10pt"/>
    </style:style>
    <style:style style:name="P42" style:family="paragraph" style:parent-style-name="UrbanBody_20_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43" style:family="paragraph" style:parent-style-name="UrbanBody_20_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4" style:family="paragraph" style:parent-style-name="UrbanBody_20_">
      <style:text-properties style:font-name="Calibri1" fo:font-size="10pt" style:text-underline-style="none" fo:font-weight="bold" style:font-size-asian="10pt" style:font-weight-asian="bold" style:font-size-complex="10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paragraph-properties fo:text-align="center" style:justify-single-word="false"/>
      <style:text-properties style:font-name="Calibri1" fo:font-size="10pt" fo:font-style="normal" fo:font-weight="normal" officeooo:paragraph-rsid="001966b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UrbanBody_20_">
      <style:text-properties style:font-name="Calibri1" fo:font-size="4pt" style:font-size-asian="3.5pt" style:font-size-complex="4pt"/>
    </style:style>
    <style:style style:name="P49" style:family="paragraph" style:parent-style-name="UrbanBody_20_">
      <style:paragraph-properties fo:text-align="center" style:justify-single-word="false"/>
      <style:text-properties style:font-name="Calibri1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50" style:family="paragraph" style:parent-style-name="UrbanBody_20_">
      <style:paragraph-properties fo:text-align="start" style:justify-single-word="false"/>
      <style:text-properties style:font-name="Calibri1" fo:font-size="10.5pt" style:text-underline-style="none" fo:font-weight="normal" style:font-size-asian="10.5pt" style:font-weight-asian="normal" style:font-size-complex="10.5pt" style:font-weight-complex="normal"/>
    </style:style>
    <style:style style:name="P51" style:family="paragraph" style:parent-style-name="UrbanBody_20_">
      <style:text-properties style:font-name="Calibri1" fo:font-size="9.5pt" style:font-size-asian="9.5pt" style:font-size-complex="9.5pt"/>
    </style:style>
    <style:style style:name="P52" style:family="paragraph" style:parent-style-name="UrbanBody_20_">
      <style:paragraph-properties fo:text-align="start" style:justify-single-word="false"/>
      <style:text-properties style:font-name="Calibri1" fo:font-size="9pt" style:text-underline-style="none" fo:font-weight="normal" style:font-size-asian="9pt" style:font-weight-asian="normal" style:font-size-complex="9pt" style:font-weight-complex="normal"/>
    </style:style>
    <style:style style:name="P53" style:family="paragraph" style:parent-style-name="UrbanBody_20_">
      <style:text-properties style:font-name="Calibri1" fo:font-size="9pt" style:font-size-asian="9pt" style:font-size-complex="9pt"/>
    </style:style>
    <style:style style:name="P54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55" style:family="paragraph" style:parent-style-name="UrbanBody_20_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6" style:family="paragraph" style:parent-style-name="UrbanBody_20_">
      <style:text-properties style:use-window-font-color="true" style:text-outline="false" style:text-line-through-style="none" style:text-line-through-type="none" style:font-name="Calibri1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9" style:family="paragraph" style:parent-style-name="UrbanTitle">
      <style:paragraph-properties fo:margin-left="0cm" fo:margin-right="-0.199cm" fo:text-indent="0cm" style:auto-text-indent="false"/>
      <style:text-properties style:font-name="Calibri1" fo:font-size="2pt" style:text-underline-style="none" style:font-size-asian="1.75pt" style:font-size-complex="2pt"/>
    </style:style>
    <style:style style:name="P60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1"/>
    </style:style>
    <style:style style:name="P61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1" fo:font-size="2pt" style:font-size-asian="1.75pt" style:font-size-complex="2pt"/>
    </style:style>
    <style:style style:name="P62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1" fo:font-size="9pt" style:font-size-asian="9pt" style:font-size-complex="9pt"/>
    </style:style>
    <style:style style:name="P63" style:family="paragraph" style:parent-style-name="Standard">
      <style:paragraph-properties fo:margin-left="-0.012cm" fo:margin-right="0.002cm" fo:text-indent="0cm" style:auto-text-indent="false"/>
      <style:text-properties style:font-name="Calibri1" fo:font-size="9pt" style:font-size-asian="9pt" style:font-size-complex="9pt"/>
    </style:style>
    <style:style style:name="P64" style:family="paragraph" style:parent-style-name="UrbanBody_20_">
      <style:paragraph-properties fo:margin-left="0.002cm" fo:margin-right="-0.335cm" fo:text-indent="0cm" style:auto-text-indent="false"/>
      <style:text-properties style:font-name="Calibri1" fo:font-size="9pt" style:font-size-asian="9pt" style:font-size-complex="9pt"/>
    </style:style>
    <style:style style:name="P65" style:family="paragraph" style:parent-style-name="Standard">
      <style:paragraph-properties fo:margin-left="-0.011cm" fo:margin-right="0.007cm" fo:text-indent="0cm" style:auto-text-indent="false"/>
      <style:text-properties style:font-name="Calibri1" fo:font-size="9pt" style:font-size-asian="9pt" style:font-size-complex="9pt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size-complex="10pt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fo:font-style="italic" style:text-underline-style="solid" style:text-underline-width="auto" style:text-underline-color="font-color" style:font-style-asian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fo:background-color="transparent" loext:char-shading-value="0" style:font-style-asian="italic" style:font-weight-asian="bold"/>
    </style:style>
    <style:style style:name="T32" style:family="text">
      <style:text-properties fo:font-style="italic" style:font-style-asian="italic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text-transform="uppercase"/>
    </style:style>
    <style:style style:name="T40" style:family="text">
      <style:text-properties fo:text-transform="uppercase" fo:font-weight="bold" style:font-weight-asian="bold"/>
    </style:style>
    <style:style style:name="T41" style:family="text">
      <style:text-properties fo:text-transform="uppercas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2" style:family="text">
      <style:text-properties fo:text-transform="uppercase" style:text-underline-style="none"/>
    </style:style>
    <style:style style:name="T43" style:family="text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font-variant="small-caps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size="10pt" style:font-size-asian="10pt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70c0"/>
    </style:style>
    <style:style style:name="T57" style:family="text">
      <style:text-properties fo:color="#0070c0" style:text-underline-style="solid" style:text-underline-width="auto" style:text-underline-color="font-color"/>
    </style:style>
    <style:style style:name="T58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9" style:family="text">
      <style:text-properties fo:color="#0070c0" fo:font-weight="bold" style:font-weight-asian="bold"/>
    </style:style>
    <style:style style:name="T60" style:family="text">
      <style:text-properties fo:color="#0070c0" fo:font-style="italic" style:font-style-asian="italic"/>
    </style:style>
    <style:style style:name="T61" style:family="text">
      <style:text-properties fo:color="#0070c0" fo:font-weight="normal" style:font-weight-asian="normal" style:font-weight-complex="normal"/>
    </style:style>
    <style:style style:name="T62" style:family="text">
      <style:text-properties fo:color="#e36c0a"/>
    </style:style>
    <style:style style:name="T63" style:family="text">
      <style:text-properties fo:color="#e36c0a" fo:font-weight="bold" style:font-weight-asian="bold"/>
    </style:style>
    <style:style style:name="T64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5" style:family="text">
      <style:text-properties style:font-size-complex="10pt"/>
    </style:style>
    <style:style style:name="T66" style:family="text">
      <style:text-properties fo:background-color="transparent" loext:char-shading-value="0"/>
    </style:style>
    <style:style style:name="T6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4" form:id="control5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5" form:id="control5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6" form:id="control5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61" form:id="control6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4" form:id="control7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5" form:id="control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6" form:id="control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7" form:id="control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8" form:id="control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9" form:id="control7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0" form:id="control8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6" form:id="control8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8" form:id="control8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9" form:id="control8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5" form:id="control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8" form:id="control9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0" form:id="control10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1" form:id="control10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2" form:id="control1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3" form:id="control1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4" form:id="control1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5" form:id="control10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8" form:id="control10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0" form:id="control1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1" form:id="control11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2" form:id="control1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3" form:id="control11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6" form:id="control1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9" form:id="control1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0" form:id="control1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1" form:id="control1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2" form:id="control1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23" form:id="control1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24" form:id="control1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25" form:id="control1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26" form:id="control1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31" form:id="control1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7" form:id="control1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8" form:id="control1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39" form:id="control1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0" form:id="control1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1" form:id="control1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2" form:id="control1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143" form:id="control1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4" form:id="control1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145" form:id="control1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6" form:id="control14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7" form:id="control1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8" form:id="control1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9" form:id="control1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50" form:id="control1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<text:s/>/ </text:span><text:span text:style-name="T36"><text:text-input text:description="">tool.getCurrentFolderManagerInitials()</text:text-input></text:span><text:s text:c="2"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5"><draw:control text:anchor-type="as-char" svg:y="-0.302cm" draw:z-index="80" draw:style-name="gr2" draw:text-style-name="P67" svg:width="0.331cm" svg:height="0.32cm" draw:control="control81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5"><draw:control text:anchor-type="as-char" svg:y="-0.302cm" draw:z-index="79" draw:style-name="gr2" draw:text-style-name="P67" svg:width="0.331cm" svg:height="0.32cm" draw:control="control80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5"><draw:control text:anchor-type="as-char" svg:y="-0.302cm" draw:z-index="81" draw:style-name="gr2" draw:text-style-name="P67" svg:width="0.331cm" svg:height="0.32cm" draw:control="control82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text:anchor-type="as-char" svg:y="-0.302cm" draw:z-index="103" draw:style-name="gr2" draw:text-style-name="P67" svg:width="0.331cm" svg:height="0.32cm" draw:control="control104"/></text:span><text:span text:style-name="T24"><text:s/>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text:anchor-type="as-char" svg:y="-0.302cm" draw:z-index="102" draw:style-name="gr2" draw:text-style-name="P67" svg:width="0.331cm" svg:height="0.32cm" draw:control="control103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6">N.B. : un « primo dossier » avait déjà été envoyé : <draw:control text:anchor-type="as-char" svg:y="-0.302cm" draw:z-index="100" draw:style-name="gr2" draw:text-style-name="P67" svg:width="0.331cm" svg:height="0.32cm" draw:control="control101"/><text:span text:style-name="T10">oui <text:s text:c="3"/></text:span><text:span text:style-name="T10"><draw:control text:anchor-type="as-char" svg:y="-0.302cm" draw:z-index="101" draw:style-name="gr2" draw:text-style-name="P67" svg:width="0.331cm" svg:height="0.32cm" draw:control="control102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text:span text:style-name="T49"><office:annotation><dc:creator>Auteur inconnu</dc:creator><dc:date>2017-05-16T10:02:36</dc:date><text:p text:style-name="P66"><text:span text:style-name="T67">do text if not licence_helper.folderCategory.count('UCP')</text:span></text:p></office:annotation></text:span><text:span text:style-name="T49"><draw:control text:anchor-type="as-char" svg:y="-0.302cm" draw:z-index="62" draw:style-name="gr2" draw:text-style-name="P67" svg:width="0.331cm" svg:height="0.32cm" draw:control="control63"/></text:span><text:span text:style-name="T49"><text:s/>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6"><text:span text:style-name="T67">do text if licence_helper.folderCategory.count('UCP')</text:span></text:p></office:annotation></text:span><text:span text:style-name="T51"><draw:control text:anchor-type="as-char" svg:y="-0.302cm" draw:z-index="94" draw:style-name="gr2" draw:text-style-name="P67" svg:width="0.331cm" svg:height="0.32cm" draw:control="control95"/></text:span><text:span text:style-name="T54"><text:s/>UFD</text:span><text:span text:style-name="T53">: permis d'urbanisme </text:span><text:span text:style-name="T50">délivré par le FD</text:span></text:p>
            <text:p text:style-name="P10"><text:span text:style-name="T49"><draw:control text:anchor-type="as-char" svg:y="-0.302cm" draw:z-index="61" draw:style-name="gr2" draw:text-style-name="P67" svg:width="0.331cm" svg:height="0.32cm" draw:control="control62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text:anchor-type="as-char" svg:y="-0.302cm" draw:z-index="63" draw:style-name="gr2" draw:text-style-name="P67" svg:width="0.331cm" svg:height="0.32cm" draw:control="control64"/></text:span><text:span text:style-name="T49"><text:s/>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text:anchor-type="as-char" svg:y="-0.302cm" draw:z-index="64" draw:style-name="gr2" draw:text-style-name="P67" svg:width="0.331cm" svg:height="0.32cm" draw:control="control65"/></text:span><text:span text:style-name="T5"><text:s/>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text:anchor-type="as-char" svg:y="-0.302cm" draw:z-index="65" draw:style-name="gr2" draw:text-style-name="P67" svg:width="0.331cm" svg:height="0.32cm" draw:control="control66"/></text:span><text:span text:style-name="T5"><text:s/>DIV</text:span> : autre demande <text:s text:c="19"/></text:p>
            <text:p text:style-name="P10"><text:bookmark text:name="Unknown6"/><text:span text:style-name="T5"><draw:control text:anchor-type="as-char" svg:y="-0.302cm" draw:z-index="66" draw:style-name="gr2" draw:text-style-name="P67" svg:width="0.331cm" svg:height="0.32cm" draw:control="control67"/></text:span><text:span text:style-name="T5"><text:s/>BCX :</text:span> dossiers contentieux</text:p>
            <text:p text:style-name="P11"><text:span text:style-name="T5"><draw:control text:anchor-type="as-char" svg:y="-0.302cm" draw:z-index="67" draw:style-name="gr2" draw:text-style-name="P67" svg:width="0.331cm" svg:height="0.32cm" draw:control="control68"/></text:span><text:span text:style-name="T5"><text:s/>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text:anchor-type="as-char" svg:y="-0.302cm" draw:z-index="68" draw:style-name="gr2" draw:text-style-name="P67" svg:width="0.331cm" svg:height="0.32cm" draw:control="control69"/></text:span><text:span text:style-name="T63"><text:s/>PIC/PIUR</text:span><text:span text:style-name="T62"> : avec Urbanisme se</text:span></text:p>
            <text:p text:style-name="P11"><text:span text:style-name="T63"><draw:control text:anchor-type="as-char" svg:y="-0.302cm" draw:z-index="69" draw:style-name="gr2" draw:text-style-name="P67" svg:width="0.331cm" svg:height="0.32cm" draw:control="control70"/></text:span><text:span text:style-name="T63"><text:s/>PIC/PIEN</text:span><text:span text:style-name="T62"> : avec Environnement seul </text:span></text:p>
            <text:p text:style-name="P11"><text:span text:style-name="T62"><draw:control text:anchor-type="as-char" svg:y="-0.302cm" draw:z-index="70" draw:style-name="gr2" draw:text-style-name="P67" svg:width="0.331cm" svg:height="0.32cm" draw:control="control71"/></text:span><text:span text:style-name="T62"><text:s/></text:span><text:span text:style-name="T63">PIC/PIUN </text:span><text:span text:style-name="T62">: Unique (= Urba.+ Envir.)</text:span></text:p>
          </table:table-cell>
          <table:table-cell table:style-name="Tableau10.B1" office:value-type="string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6"><text:span text:style-name="T67">do text if not licence_helper.folderCategory.count('UCO:')</text:span></text:p></office:annotation><draw:control text:anchor-type="as-char" svg:y="-0.302cm" draw:z-index="71" draw:style-name="gr2" draw:text-style-name="P67" svg:width="0.331cm" svg:height="0.32cm" draw:control="control72"/><text:s/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6"><text:span text:style-name="T67">do text if licence_helper.folderCategory.count('UCO:')</text:span></text:p></office:annotation></text:span><text:span text:style-name="T56"><draw:control text:anchor-type="as-char" svg:y="-0.302cm" draw:z-index="89" draw:style-name="gr2" draw:text-style-name="P67" svg:width="0.331cm" svg:height="0.32cm" draw:control="control90"/></text:span><text:span text:style-name="T56"><text:s/>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6"><text:span text:style-name="T67">do text if not licence_helper.folderCategory.count('UCO/D')</text:span></text:p></office:annotation><draw:control text:anchor-type="as-char" svg:y="-0.302cm" draw:z-index="72" draw:style-name="gr2" draw:text-style-name="P67" svg:width="0.331cm" svg:height="0.32cm" draw:control="control73"/><text:s/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6"><text:span text:style-name="T67">do text if licence_helper.folderCategory.count('UCO/D')</text:span></text:p></office:annotation></text:span><text:span text:style-name="T56"><draw:control text:anchor-type="as-char" svg:y="-0.302cm" draw:z-index="90" draw:style-name="gr2" draw:text-style-name="P67" svg:width="0.331cm" svg:height="0.32cm" draw:control="control91"/></text:span><text:span text:style-name="T56"><text:s/>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text:anchor-type="as-char" svg:y="-0.302cm" draw:z-index="73" draw:style-name="gr2" draw:text-style-name="P67" svg:width="0.331cm" svg:height="0.32cm" draw:control="control74"/><text:s/>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6"><text:span text:style-name="T67">do text if not licence_helper.folderCategory.count('UCO/A')</text:span></text:p></office:annotation></text:span><text:span text:style-name="T8"><draw:control text:anchor-type="as-char" svg:y="-0.302cm" draw:z-index="74" draw:style-name="gr2" draw:text-style-name="P67" svg:width="0.331cm" svg:height="0.32cm" draw:control="control75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6"><text:span text:style-name="T67">do text if licence_helper.folderCategory.count('UCO/A')</text:span></text:p></office:annotation></text:span><text:span text:style-name="T8"><draw:control text:anchor-type="as-char" svg:y="-0.302cm" draw:z-index="91" draw:style-name="gr2" draw:text-style-name="P67" svg:width="0.331cm" svg:height="0.32cm" draw:control="control92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6"><text:span text:style-name="T67">do text if not licence_helper.folderCategory.count('UCO/PD')</text:span></text:p></office:annotation></text:span><text:span text:style-name="T8"><draw:control text:anchor-type="as-char" svg:y="-0.302cm" draw:z-index="75" draw:style-name="gr2" draw:text-style-name="P67" svg:width="0.331cm" svg:height="0.32cm" draw:control="control76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6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text:anchor-type="as-char" svg:y="-0.302cm" draw:z-index="92" draw:style-name="gr2" draw:text-style-name="P67" svg:width="0.331cm" svg:height="0.32cm" draw:control="control93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text:anchor-type="as-char" svg:y="-0.302cm" draw:z-index="76" draw:style-name="gr2" draw:text-style-name="P67" svg:width="0.331cm" svg:height="0.32cm" draw:control="control77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text:anchor-type="as-char" svg:y="-0.302cm" draw:z-index="93" draw:style-name="gr2" draw:text-style-name="P67" svg:width="0.331cm" svg:height="0.32cm" draw:control="control94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text:anchor-type="as-char" svg:y="-0.302cm" draw:z-index="77" draw:style-name="gr2" draw:text-style-name="P67" svg:width="0.331cm" svg:height="0.32cm" draw:control="control78"/></text:span><text:span text:style-name="T8"><text:s/>LCO/PD: permis </text:span><text:span text:style-name="T31">d'urbanisation </text:span><text:span text:style-name="T17">direct</text:span></text:p>
            <text:p text:style-name="P12"><text:span text:style-name="T19"><draw:control text:anchor-type="as-char" svg:y="-0.302cm" draw:z-index="78" draw:style-name="gr2" draw:text-style-name="P67" svg:width="0.331cm" svg:height="0.32cm" draw:control="control79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2"><text:span text:style-name="T40">Demandeur </text:span>: nom, prénom</text:p>
          </table:table-cell>
          <table:table-cell table:style-name="Tableau11.B1" table:number-columns-spanned="6" office:value-type="string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4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table:style-name="Tableau11.B2" table:number-columns-spanned="6" office:value-type="string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0">OBJET</text:span> de la demande : </text:p>
          </table:table-cell>
          <table:table-cell table:style-name="Tableau11.B2" table:number-columns-spanned="6" office:value-type="string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39">Auteur de projet</text:span> : nom</text:p>
          </table:table-cell>
          <table:table-cell table:style-name="Tableau11.B2" table:number-columns-spanned="6" office:value-type="string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20"/>
            <text:p text:style-name="P20"/>
            <text:p text:style-name="P10"/>
          </table:table-cell>
          <table:covered-table-cell/>
          <table:table-cell table:style-name="Tableau11.B5" table:number-columns-spanned="2" office:value-type="string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30 jours' in licence_helper.annoncedDelay</text:span></text:p></office:annotation><text:span text:style-name="T6"><draw:control text:anchor-type="as-char" draw:z-index="95" draw:style-name="gr1" draw:text-style-name="P67" svg:width="0.447cm" svg:height="0.399cm" draw:control="control96"/></text:span><text:s/>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75 jours' in licence_helper.annoncedDelay</text:span></text:p></office:annotation><text:span text:style-name="T6"><draw:control text:anchor-type="as-char" draw:z-index="96" draw:style-name="gr1" draw:text-style-name="P67" svg:width="0.447cm" svg:height="0.399cm" draw:control="control97"/></text:span><text:s/>7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text:span text:style-name="T6"><draw:control text:anchor-type="as-char" draw:z-index="97" draw:style-name="gr1" draw:text-style-name="P67" svg:width="0.447cm" svg:height="0.399cm" draw:control="control98"/></text:span><text:s/>11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text:anchor-type="as-char" draw:z-index="113" draw:style-name="gr1" draw:text-style-name="P67" svg:width="0.447cm" svg:height="0.399cm" draw:control="control114"/></text:span><text:s/>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text:anchor-type="as-char" draw:z-index="114" draw:style-name="gr1" draw:text-style-name="P67" svg:width="0.447cm" svg:height="0.399cm" draw:control="control115"/></text:span><text:s/>7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text:anchor-type="as-char" draw:z-index="112" draw:style-name="gr1" draw:text-style-name="P67" svg:width="0.447cm" svg:height="0.399cm" draw:control="control113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8"/>
            <text:p text:style-name="P19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text:anchor-type="as-char" svg:y="-0.302cm" draw:z-index="111" draw:style-name="gr2" draw:text-style-name="P67" svg:width="0.331cm" svg:height="0.32cm" draw:control="control112"/></text:span><text:span text:style-name="T24"><text:s/>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text:anchor-type="as-char" svg:y="-0.302cm" draw:z-index="104" draw:style-name="gr2" draw:text-style-name="P67" svg:width="0.331cm" svg:height="0.32cm" draw:control="control105"/></text:span><text:span text:style-name="T26"><text:s/>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text:anchor-type="as-char" draw:z-index="109" draw:style-name="gr1" draw:text-style-name="P67" svg:width="0.447cm" svg:height="0.399cm" draw:control="control110"/></text:span><text:s/>6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text:anchor-type="as-char" draw:z-index="110" draw:style-name="gr1" draw:text-style-name="P67" svg:width="0.447cm" svg:height="0.399cm" draw:control="control111"/></text:span><text:s/>10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text:anchor-type="as-char" draw:z-index="108" draw:style-name="gr1" draw:text-style-name="P67" svg:width="0.447cm" svg:height="0.399cm" draw:control="control109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2">Autres dossiers connus sur le bien</text:p>
          </table:table-cell>
          <table:table-cell table:style-name="Tableau11.B7" table:number-columns-spanned="6" office:value-type="string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5">Zonage au plan de secteur</text:p>
          </table:table-cell>
          <table:table-cell table:style-name="Tableau11.B2" table:number-columns-spanned="6" office:value-type="string">
            <text:p text:style-name="P53"><office:annotation><dc:creator>sde </dc:creator><dc:date>2011-08-04T13:57:24</dc:date><text:p text:style-name="P66"><text:span text:style-name="T71">do row for folderZoneValue in self.getValuesForTemplate('folderZone')</text:span></text:p></office:annotation><draw:control text:anchor-type="as-char" draw:z-index="121" draw:style-name="gr1" draw:text-style-name="P67" svg:width="0.447cm" svg:height="0.399cm" draw:control="control122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L’objet de la demande est dans  : </text:p>
          </table:table-cell>
          <table:table-cell table:style-name="Tableau11.B2" table:number-columns-spanned="6" office:value-type="string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7">Avec <text:span text:style-name="T39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3"><office:annotation><dc:creator>Auteur inconnu</dc:creator><dc:date>2017-05-16T15:03:23</dc:date><text:p text:style-name="P66"><text:span text:style-name="T67">do text if not licence_helper.divergence</text:span></text:p></office:annotation><draw:control text:anchor-type="as-char" draw:z-index="146" draw:style-name="gr1" draw:text-style-name="P67" svg:width="0.447cm" svg:height="0.399cm" draw:control="control147"/><text:bookmark text:name="Unknown1012"/><text:bookmark text:name="__Fieldmark__7369_209460382212"/>EC<text:bookmark text:name="Unknown141112"/>ART <text:s/></text:p>
                  <text:p text:style-name="P65"><office:annotation><dc:creator>Auteur inconnu</dc:creator><dc:date>2017-05-16T15:02:40</dc:date><text:p text:style-name="P66"><text:span text:style-name="T67">do text if licence_helper.divergence</text:span></text:p></office:annotation><draw:control text:anchor-type="as-char" draw:z-index="147" draw:style-name="gr1" draw:text-style-name="P67" svg:width="0.447cm" svg:height="0.399cm" draw:control="control148"/><text:bookmark text:name="Unknown10111"/><text:bookmark text:name="__Fieldmark__7369_2094603822111"/>EC<text:bookmark text:name="Unknown1411111"/>ART <text:s/></text:p>
                </table:table-cell>
                <table:table-cell table:style-name="Tableau16.B1" office:value-type="string">
                  <text:p text:style-name="P63"><office:annotation><dc:creator>Auteur inconnu</dc:creator><dc:date>2017-05-16T15:03:23</dc:date><text:p text:style-name="P66"><text:span text:style-name="T67">do text if not licence_helper.derogation</text:span></text:p></office:annotation><draw:control text:anchor-type="as-char" draw:z-index="148" draw:style-name="gr1" draw:text-style-name="P67" svg:width="0.447cm" svg:height="0.399cm" draw:control="control149"/>DEROGATION</text:p>
                  <text:p text:style-name="P63"><office:annotation><dc:creator>Auteur inconnu</dc:creator><dc:date>2017-05-16T15:03:23</dc:date><text:p text:style-name="P66"><text:span text:style-name="T67">do text if <text:s/>licence_helper.derogation</text:span></text:p></office:annotation><draw:control text:anchor-type="as-char" draw:z-index="149" draw:style-name="gr1" draw:text-style-name="P67" svg:width="0.447cm" svg:height="0.399cm" draw:control="control150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2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Ann' in licence_helper.inquiry_type</text:span></text:p></office:annotation></text:span><text:span text:style-name="T10"><draw:control text:anchor-type="as-char" draw:z-index="120" draw:style-name="gr1" draw:text-style-name="P67" svg:width="0.447cm" svg:height="0.399cm" draw:control="control121"/></text:span><text:span text:style-name="T10"><text:s/>ANNONCE DE PROJET</text:span></text:p>
            <text:p text:style-name="P15"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Ann' in licence_helper.inquiry_type</text:span></text:p></office:annotation></text:span><text:span text:style-name="T38"><draw:control text:anchor-type="as-char" draw:z-index="119" draw:style-name="gr1" draw:text-style-name="P67" svg:width="0.447cm" svg:height="0.399cm" draw:control="control120"/></text:span><text:span text:style-name="T38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0"><draw:control text:anchor-type="as-char" draw:z-index="118" draw:style-name="gr1" draw:text-style-name="P67" svg:width="0.447cm" svg:height="0.399cm" draw:control="control119"/></text:span><text:span text:style-name="T10"><text:s/>ENQUETE PUBLIQUE</text:span></text:p>
            <text:p text:style-name="P15"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38"><draw:control text:anchor-type="as-char" draw:z-index="117" draw:style-name="gr1" draw:text-style-name="P67" svg:width="0.447cm" svg:height="0.399cm" draw:control="control118"/></text:span><text:span text:style-name="T38"><text:s/>ENQUETE PUBLIQUE</text:span></text:p>
          </table:table-cell>
          <table:covered-table-cell/>
          <table:table-cell table:style-name="Tableau11.B7" office:value-type="string">
            <text:p text:style-name="P10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10">Réunion de projet préalable ?</text:p>
          </table:table-cell>
          <table:table-cell table:style-name="Tableau11.B2" table:number-columns-spanned="6" office:value-type="string">
            <text:p text:style-name="P10"><draw:control text:anchor-type="as-char" draw:z-index="82" draw:style-name="gr1" draw:text-style-name="P67" svg:width="0.447cm" svg:height="0.399cm" draw:control="control83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5">Equipement de la voirie</text:p>
            <text:p text:style-name="P25">Type de voirie : <text:span text:style-name="T47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5"><office:annotation><dc:creator>Ngaha </dc:creator><dc:date>2015-06-16T14:05:28</dc:date><text:p text:style-name="P66"><text:span text:style-name="T67">do text if not self.getRoadCoating()</text:span></text:p></office:annotation><draw:control text:anchor-type="as-char" draw:z-index="125" draw:style-name="gr1" draw:text-style-name="P67" svg:width="0.447cm" svg:height="0.399cm" draw:control="control126"/>revêtement en </text:p>
                  <text:p text:style-name="P55"><office:annotation><dc:creator>Ngaha </dc:creator><dc:date>2015-06-16T14:04:23</dc:date><text:p text:style-name="P66"><text:span text:style-name="T67">do text if self.getRoadCoating()</text:span></text:p></office:annotation><draw:control text:anchor-type="as-char" draw:z-index="124" draw:style-name="gr1" draw:text-style-name="P67" svg:width="0.447cm" svg:height="0.399cm" draw:control="control125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5"><office:annotation><dc:creator>Ngaha </dc:creator><dc:date>2015-06-16T13:40:43</dc:date><text:p text:style-name="P66"><text:span text:style-name="T70">do text if not self.roadEquipments.__str__().count(u"'eau'")</text:span></text:p></office:annotation><draw:control text:anchor-type="as-char" draw:z-index="126" draw:style-name="gr1" draw:text-style-name="P67" svg:width="0.447cm" svg:height="0.399cm" draw:control="control127"/>eau</text:p>
                  <text:p text:style-name="P55"><office:annotation><dc:creator>Ngaha </dc:creator><dc:date>2015-06-16T13:41:59</dc:date><text:p text:style-name="P66"><text:span text:style-name="T67">do text if self.roadEquipments.__str__().count(u"'eau'")</text:span></text:p></office:annotation><draw:control text:anchor-type="as-char" draw:z-index="127" draw:style-name="gr1" draw:text-style-name="P67" svg:width="0.447cm" svg:height="0.399cm" draw:control="control128"/>eau</text:p>
                </table:table-cell>
                <table:table-cell table:style-name="Tableau14.A1" office:value-type="string">
                  <text:p text:style-name="P55"><office:annotation><dc:creator>Ngaha </dc:creator><dc:date>2015-06-16T14:04:05</dc:date><text:p text:style-name="P66"><text:span text:style-name="T67">do text if not self.roadEquipments.__str__().count(u"'electricite'")</text:span></text:p></office:annotation><draw:control text:anchor-type="as-char" draw:z-index="128" draw:style-name="gr1" draw:text-style-name="P67" svg:width="0.447cm" svg:height="0.399cm" draw:control="control129"/>électricité</text:p>
                  <text:p text:style-name="P55"><office:annotation><dc:creator>Ngaha </dc:creator><dc:date>2015-06-16T13:42:53</dc:date><text:p text:style-name="P66"><text:span text:style-name="T67">do text if self.roadEquipments.__str__().count(u"'electricite'")</text:span></text:p></office:annotation><draw:control text:anchor-type="as-char" draw:z-index="129" draw:style-name="gr1" draw:text-style-name="P67" svg:width="0.447cm" svg:height="0.399cm" draw:control="control130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5"><office:annotation><dc:creator>Ngaha </dc:creator><dc:date>2015-06-16T14:07:58</dc:date><text:p text:style-name="P66"><text:span text:style-name="T67">do text if not self.roadEquipments.__str__().count(u"'epuration'")</text:span></text:p></office:annotation><draw:control text:anchor-type="as-char" draw:z-index="131" draw:style-name="gr1" draw:text-style-name="P67" svg:width="0.447cm" svg:height="0.399cm" draw:control="control132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6"><text:span text:style-name="T67">do text if self.roadEquipments.__str__().count(u"'epuration'")</text:span></text:p></office:annotation><draw:control text:anchor-type="as-char" draw:z-index="130" draw:style-name="gr1" draw:text-style-name="P67" svg:width="0.447cm" svg:height="0.399cm" draw:control="control131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5"><office:annotation><dc:creator>Ngaha </dc:creator><dc:date>2015-06-16T14:14:11</dc:date><text:p text:style-name="P66"><text:span text:style-name="T67">do text if not self.roadEquipments.__str__().count(u"'pascollecteeaux'")</text:span></text:p></office:annotation><draw:control text:anchor-type="as-char" draw:z-index="132" draw:style-name="gr1" draw:text-style-name="P67" svg:width="0.447cm" svg:height="0.399cm" draw:control="control133"/>pas d'égout</text:p>
                  <text:p text:style-name="P55"><office:annotation><dc:creator>Ngaha </dc:creator><dc:date>2015-06-16T14:13:36</dc:date><text:p text:style-name="P66"><text:span text:style-name="T67">do text if self.roadEquipments.__str__().count(u"'pascollecteeaux'")</text:span></text:p></office:annotation><draw:control text:anchor-type="as-char" draw:z-index="133" draw:style-name="gr1" draw:text-style-name="P67" svg:width="0.447cm" svg:height="0.399cm" draw:control="control134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5">Situation au PASH :</text:p>
                  <text:p text:style-name="P55"><office:annotation><dc:creator>Ngaha </dc:creator><dc:date>2016-04-14T13:45:55</dc:date><text:p text:style-name="P66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6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6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">
          <table:table-cell table:style-name="Tableau11.A2" office:value-type="string">
            <text:p text:style-name="P12">Application du décret « voirie » ?</text:p>
          </table:table-cell>
          <table:table-cell table:style-name="Tableau11.B2" table:number-columns-spanned="6" office:value-type="string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10">Avis</text:p>
            <text:p text:style-name="P10"/>
            <text:p text:style-name="P10"/>
          </table:table-cell>
          <table:table-cell table:style-name="Tableau11.B11" office:value-type="string">
            <text:p text:style-name="P10">OBLIGATOIRES :</text:p>
          </table:table-cell>
          <table:table-cell table:style-name="Tableau11.F5" table:number-columns-spanned="5" office:value-type="string">
            <text:p text:style-name="P52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10">FACULTATIFS :</text:p>
          </table:table-cell>
          <table:table-cell table:style-name="Tableau11.F5" table:number-columns-spanned="5" office:value-type="string">
            <text:p text:style-name="P52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5"><office:annotation><dc:creator>Ngaha </dc:creator><dc:date>2015-06-09T11:30:15</dc:date><text:p text:style-name="P66"><text:span text:style-name="T67">do text if not 'class' in licence_helper.protectedBuilding</text:span></text:p></office:annotation><draw:control text:anchor-type="as-char" draw:z-index="135" draw:style-name="gr1" draw:text-style-name="P67" svg:width="0.447cm" svg:height="0.399cm" draw:control="control136"/>classé ou assimilé</text:p>
                  <text:p text:style-name="P55"><office:annotation><dc:creator>Ngaha </dc:creator><dc:date>2015-06-09T11:30:31</dc:date><text:p text:style-name="P66"><text:span text:style-name="T67">do text if <text:s/>'class' in licence_helper.protectedBuilding</text:span></text:p></office:annotation><draw:control text:anchor-type="as-char" draw:z-index="134" draw:style-name="gr1" draw:text-style-name="P67" svg:width="0.447cm" svg:height="0.399cm" draw:control="control135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66"><text:span text:style-name="T67">do text if not 'zone de protection' in licence_helper.protectedBuilding</text:span></text:p></office:annotation><draw:control text:anchor-type="as-char" draw:z-index="137" draw:style-name="gr1" draw:text-style-name="P67" svg:width="0.447cm" svg:height="0.399cm" draw:control="control138"/>zone de protection</text:p>
                  <text:p text:style-name="P58"><office:annotation><dc:creator>Ngaha </dc:creator><dc:date>2015-06-09T11:32:40</dc:date><text:p text:style-name="P66"><text:span text:style-name="T67">do text if 'zone de protection' in licence_helper.protectedBuilding</text:span></text:p></office:annotation><draw:control text:anchor-type="as-char" draw:z-index="136" draw:style-name="gr1" draw:text-style-name="P67" svg:width="0.447cm" svg:height="0.399cm" draw:control="control137"/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66"><text:span text:style-name="T67">do text if not <text:s/>u"repris \xe0 l'inventaire" in licence_helper.protectedBuilding</text:span></text:p></office:annotation><draw:control text:anchor-type="as-char" draw:z-index="138" draw:style-name="gr1" draw:text-style-name="P67" svg:width="0.447cm" svg:height="0.399cm" draw:control="control139"/>repris à l'inventaire</text:p>
                  <text:p text:style-name="P58"><office:annotation><dc:creator>Ngaha </dc:creator><dc:date>2015-06-09T11:34:20</dc:date><text:p text:style-name="P66"><text:span text:style-name="T67">do text if <text:s/>u"repris \xe0 l'inventaire" in licence_helper.protectedBuilding</text:span></text:p></office:annotation><draw:control text:anchor-type="as-char" draw:z-index="139" draw:style-name="gr1" draw:text-style-name="P67" svg:width="0.447cm" svg:height="0.399cm" draw:control="control140"/>repris à l'inventaire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66"><text:span text:style-name="T67">do text if not u"\xe0 l'Atlas arch\xe9ologique" in licence_helper.protectedBuilding</text:span></text:p></office:annotation><draw:control text:anchor-type="as-char" draw:z-index="140" draw:style-name="gr1" draw:text-style-name="P67" svg:width="0.447cm" svg:height="0.399cm" draw:control="control141"/>à l'atlas archéologique</text:p>
                  <text:p text:style-name="P58"><office:annotation><dc:creator>Ngaha </dc:creator><dc:date>2015-06-09T11:35:34</dc:date><text:p text:style-name="P66"><text:span text:style-name="T67">do text if u"\xe0 l'Atlas arch\xe9ologique" in licence_helper.protectedBuilding</text:span></text:p></office:annotation><draw:control text:anchor-type="as-char" draw:z-index="141" draw:style-name="gr1" draw:text-style-name="P67" svg:width="0.447cm" svg:height="0.399cm" draw:control="control142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Etude d’Incidence ?</text:p>
          </table:table-cell>
          <table:table-cell table:style-name="Tableau11.B2" table:number-columns-spanned="6" office:value-type="string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text:anchor-type="as-char" draw:z-index="123" draw:style-name="gr1" draw:text-style-name="P67" svg:width="0.447cm" svg:height="0.399cm" draw:control="control124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text:anchor-type="as-char" draw:z-index="122" draw:style-name="gr1" draw:text-style-name="P67" svg:width="0.447cm" svg:height="0.399cm" draw:control="control123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2">Rapport du Collège,</text:p>
          </table:table-cell>
          <table:table-cell table:style-name="Tableau11.B19" table:number-columns-spanned="6" office:value-type="string">
            <text:p text:style-name="P12"><text:bookmark text:name="Unknown54"/><draw:control text:anchor-type="as-char" draw:z-index="85" draw:style-name="gr1" draw:text-style-name="P67" svg:width="0.447cm" svg:height="0.399cm" draw:control="control86"/>favorable <text:s text:c="3"/><text:bookmark text:name="Unknown55"/><draw:control text:anchor-type="as-char" draw:z-index="84" draw:style-name="gr1" draw:text-style-name="P67" svg:width="0.447cm" svg:height="0.399cm" draw:control="control85"/>favorable conditionnel <text:s text:c="4"/><text:bookmark text:name="Unknown56"/><draw:control text:anchor-type="as-char" draw:z-index="83" draw:style-name="gr1" draw:text-style-name="P67" svg:width="0.447cm" svg:height="0.399cm" draw:control="control84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10"/>
          </table:table-cell>
          <table:table-cell table:style-name="Tableau11.B20" table:number-columns-spanned="6" office:value-type="string">
            <text:p text:style-name="P13"><text:bookmark text:name="Unknown57"/><draw:control text:anchor-type="as-char" draw:z-index="86" draw:style-name="gr1" draw:text-style-name="P67" svg:width="0.447cm" svg:height="0.399cm" draw:control="control87"/>du <text:s/>…………………… <text:s text:c="5"/><text:bookmark text:name="Unknown58"/><draw:control text:anchor-type="as-char" draw:z-index="88" draw:style-name="gr1" draw:text-style-name="P67" svg:width="0.447cm" svg:height="0.399cm" draw:control="control89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10"><text:span text:style-name="T5">Décision finale du Collège</text:span> </text:p>
          </table:table-cell>
          <table:table-cell table:style-name="Tableau11.B21" table:number-columns-spanned="6" office:value-type="string">
            <text:p text:style-name="P14"><draw:control text:anchor-type="as-char" draw:z-index="87" draw:style-name="gr1" draw:text-style-name="P67" svg:width="0.447cm" svg:height="0.399cm" draw:control="control88"/><text:s/>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63"/>
          </table:table-cell>
          <table:table-cell table:style-name="Tableau17.B1" office:value-type="string">
            <text:p text:style-name="P63"/>
          </table:table-cell>
        </table:table-row>
      </table:table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<text:s/>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6"/>
          </table:table-cell>
          <table:covered-table-cell/>
        </table:table-row>
        <table:table-row>
          <table:table-cell table:style-name="Tableau1.A2" office:value-type="string">
            <text:p text:style-name="P35"/>
          </table:table-cell>
          <table:table-cell table:style-name="Tableau1.B2" office:value-type="string">
            <text:p text:style-name="P35"/>
          </table:table-cell>
        </table:table-row>
        <table:table-row>
          <table:table-cell table:style-name="Tableau1.A3" table:number-columns-spanned="2" office:value-type="string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38"><office:annotation><dc:creator>Ngaha </dc:creator><dc:date>2015-06-08T13:37:51</dc:date><text:p text:style-name="P66"><text:span text:style-name="T70">do text if not self.getValueForTemplate('folderCategory').count('UCO')</text:span></text:p></office:annotation><draw:control text:anchor-type="as-char" draw:z-index="1" draw:style-name="gr1" draw:text-style-name="P67" svg:width="0.447cm" svg:height="0.399cm" draw:control="control2"/><text:span text:style-name="T6">DUP :</text:span> déclaration Urbanistique Préalable</text:p>
            <text:p text:style-name="P38"><office:annotation><dc:creator>Ngaha </dc:creator><dc:date>2015-06-08T13:43:27</dc:date><text:p text:style-name="P66"><text:span text:style-name="T67">do text if not self.getValueForTemplate('folderCategory').count('UCO')</text:span></text:p></office:annotation><draw:control text:anchor-type="as-char" draw:z-index="16" draw:style-name="gr1" draw:text-style-name="P67" svg:width="0.447cm" svg:height="0.399cm" draw:control="control17"/><text:span text:style-name="T6">DUP :</text:span> déclaration Urbanistique Préalable</text:p>
            <text:p text:style-name="P38"><office:annotation><dc:creator>Ngaha </dc:creator><dc:date>2015-06-08T14:03:02</dc:date><text:p text:style-name="P66"><text:span text:style-name="T67">do text if not self.getValueForTemplate('folderCategory').startswith('CU1')</text:span></text:p></office:annotation><draw:control text:anchor-type="as-char" draw:z-index="2" draw:style-name="gr1" draw:text-style-name="P67" svg:width="0.447cm" svg:height="0.399cm" draw:control="control3"/><text:span text:style-name="T6">CU1 :</text:span> certificat d'urbanisme n°1</text:p>
            <text:p text:style-name="P38"><office:annotation><dc:creator>Ngaha </dc:creator><dc:date>2015-06-08T14:03:42</dc:date><text:p text:style-name="P66"><text:span text:style-name="T67">do text if self.getValueForTemplate('folderCategory').startswith('CU1')</text:span></text:p></office:annotation><draw:control text:anchor-type="as-char" draw:z-index="19" draw:style-name="gr1" draw:text-style-name="P67" svg:width="0.447cm" svg:height="0.399cm" draw:control="control20"/><text:span text:style-name="T6">CU1 :</text:span> certificat d'urbanisme n°1</text:p>
            <text:p text:style-name="P38"><office:annotation><dc:creator>Ngaha </dc:creator><dc:date>2015-06-08T14:04:17</dc:date><text:p text:style-name="P66"><text:span text:style-name="T67">do text if not self.getValueForTemplate('folderCategory').startswith('CU2')</text:span></text:p></office:annotation><draw:control text:anchor-type="as-char" draw:z-index="3" draw:style-name="gr1" draw:text-style-name="P67" svg:width="0.447cm" svg:height="0.399cm" draw:control="control4"/><text:span text:style-name="T6">CU2 :</text:span> certificat d'urbanisme n°2</text:p>
            <text:p text:style-name="P38"><office:annotation><dc:creator>Ngaha </dc:creator><dc:date>2015-06-08T14:04:46</dc:date><text:p text:style-name="P66"><text:span text:style-name="T67">do text if self.getValueForTemplate('folderCategory').startswith('CU2')</text:span></text:p></office:annotation><draw:control text:anchor-type="as-char" draw:z-index="20" draw:style-name="gr1" draw:text-style-name="P67" svg:width="0.447cm" svg:height="0.399cm" draw:control="control21"/><text:span text:style-name="T6">CU2 :</text:span> certificat d'urbanisme n°2</text:p>
            <text:p text:style-name="P38"><office:annotation><dc:creator>Ngaha </dc:creator><dc:date>2015-06-08T14:05:06</dc:date><text:p text:style-name="P66"><text:span text:style-name="T67">do text if not self.getValueForTemplate('folderCategory').startswith('PU')</text:span></text:p></office:annotation><draw:control text:anchor-type="as-char" draw:z-index="4" draw:style-name="gr1" draw:text-style-name="P67" svg:width="0.447cm" svg:height="0.399cm" draw:control="control5"/><text:span text:style-name="T6">PU :</text:span> demande de permis unique</text:p>
            <text:p text:style-name="P35"><text:span text:style-name="T10"><office:annotation><dc:creator>Ngaha </dc:creator><dc:date>2015-06-08T14:05:32</dc:date><text:p text:style-name="P66"><text:span text:style-name="T67">do text if self.getValueForTemplate('folderCategory').startswith('PU')</text:span></text:p></office:annotation></text:span><text:span text:style-name="T10"><draw:control text:anchor-type="as-char" draw:z-index="21" draw:style-name="gr1" draw:text-style-name="P67" svg:width="0.447cm" svg:height="0.399cm" draw:control="control22"/></text:span>PU :<text:span text:style-name="T10"> demande de permis unique</text:span></text:p>
            <text:p text:style-name="P35"><office:annotation><dc:creator>Ngaha </dc:creator><dc:date>2015-06-08T14:05:50</dc:date><text:p text:style-name="P66"><text:span text:style-name="T67">do text if not self.getValueForTemplate('folderCategory').startswith('DIV')</text:span></text:p></office:annotation><draw:control text:anchor-type="as-char" draw:z-index="5" draw:style-name="gr1" draw:text-style-name="P67" svg:width="0.447cm" svg:height="0.399cm" draw:control="control6"/>DIV : <text:span text:style-name="T10">autre demande</text:span></text:p>
            <text:p text:style-name="P35"><text:span text:style-name="T10"><office:annotation><dc:creator>Ngaha </dc:creator><dc:date>2015-06-08T14:06:20</dc:date><text:p text:style-name="P66"><text:span text:style-name="T67">do text if self.getValueForTemplate('folderCategory').startswith('DIV')</text:span></text:p></office:annotation></text:span><text:span text:style-name="T10"><draw:control text:anchor-type="as-char" draw:z-index="22" draw:style-name="gr1" draw:text-style-name="P67" svg:width="0.447cm" svg:height="0.399cm" draw:control="control23"/></text:span>DIV <text:span text:style-name="T10">: autre demande</text:span></text:p>
            <text:p text:style-name="P35"><office:annotation><dc:creator>Ngaha </dc:creator><dc:date>2015-06-08T14:06:37</dc:date><text:p text:style-name="P66"><text:span text:style-name="T67">do text if not self.getValueForTemplate('folderCategory').startswith('UCP')</text:span></text:p></office:annotation><draw:control text:anchor-type="as-char" draw:z-index="6" draw:style-name="gr1" draw:text-style-name="P67" svg:width="0.447cm" svg:height="0.399cm" draw:control="control7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6"><text:span text:style-name="T67">do text if self.getValueForTemplate('folderCategory').startswith('UCP')</text:span></text:p></office:annotation></text:span><text:span text:style-name="T10"><draw:control text:anchor-type="as-char" draw:z-index="23" draw:style-name="gr1" draw:text-style-name="P67" svg:width="0.447cm" svg:height="0.399cm" draw:control="control24"/></text:span>UCP <text:span text:style-name="T10">: permis d'urbanisme à caractère public</text:span></text:p>
            <text:p text:style-name="P35"><office:annotation><dc:creator>Ngaha </dc:creator><dc:date>2015-06-08T14:08:42</dc:date><text:p text:style-name="P66"><text:span text:style-name="T67">do text if not self.getValueForTemplate('folderCategory').startswith('LCP')</text:span></text:p></office:annotation><draw:control text:anchor-type="as-char" draw:z-index="7" draw:style-name="gr1" draw:text-style-name="P67" svg:width="0.447cm" svg:height="0.399cm" draw:control="control8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6"><text:span text:style-name="T67">do text if self.getValueForTemplate('folderCategory').startswith('LCP')</text:span></text:p></office:annotation></text:span><text:span text:style-name="T10"><draw:control text:anchor-type="as-char" draw:z-index="24" draw:style-name="gr1" draw:text-style-name="P67" svg:width="0.447cm" svg:height="0.399cm" draw:control="control25"/></text:span>LCP <text:span text:style-name="T10">: permis d'urbanisation caractère public</text:span></text:p>
            <text:p text:style-name="P40"><text:span text:style-name="T33">PERMIS INTEGRE COMMERCIAL :</text:span> <text:s/><draw:control text:anchor-type="as-char" draw:z-index="57" draw:style-name="gr1" draw:text-style-name="P67" svg:width="0.447cm" svg:height="0.399cm" draw:control="control58"/><text:s/>PIUR : </text:p>
          </table:table-cell>
          <table:table-cell table:style-name="Tableau2.B1" office:value-type="string">
            <text:p text:style-name="P35"><text:span text:style-name="T10"><office:annotation><dc:creator>Ngaha </dc:creator><dc:date>2015-06-08T13:56:55</dc:date><text:p text:style-name="P66"><text:span text:style-name="T67">do text if not self.getValueForTemplate('folderCategory').startswith('UAP')</text:span></text:p></office:annotation></text:span><text:span text:style-name="T10"><draw:control text:anchor-type="as-char" draw:z-index="17" draw:style-name="gr1" draw:text-style-name="P67" svg:width="0.447cm" svg:height="0.399cm" draw:control="control18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6"><text:span text:style-name="T67">do text if self.getValueForTemplate('folderCategory').startswith('UAP')</text:span></text:p></office:annotation></text:span><text:span text:style-name="T10"><draw:control text:anchor-type="as-char" draw:z-index="18" draw:style-name="gr1" draw:text-style-name="P67" svg:width="0.447cm" svg:height="0.399cm" draw:control="control19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6"><text:span text:style-name="T67">do text if not self.getValueForTemplate('folderCategory').startswith('UDC ')</text:span></text:p></office:annotation><draw:control text:anchor-type="as-char" draw:z-index="8" draw:style-name="gr1" draw:text-style-name="P67" svg:width="0.447cm" svg:height="0.399cm" draw:control="control9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6"><text:span text:style-name="T67">do text if self.getValueForTemplate('folderCategory').startswith('UDC ')</text:span></text:p></office:annotation></text:span><text:span text:style-name="T10"><draw:control text:anchor-type="as-char" draw:z-index="25" draw:style-name="gr1" draw:text-style-name="P67" svg:width="0.447cm" svg:height="0.399cm" draw:control="control26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6"><text:span text:style-name="T67">do text if not self.getValueForTemplate('folderCategory').startswith('UDC/D')</text:span></text:p></office:annotation><draw:control text:anchor-type="as-char" draw:z-index="9" draw:style-name="gr1" draw:text-style-name="P67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6"><text:span text:style-name="T67">do text if self.getValueForTemplate('folderCategory').startswith('UDC/D')</text:span></text:p></office:annotation></text:span><text:span text:style-name="T14"><draw:control text:anchor-type="as-char" draw:z-index="26" draw:style-name="gr1" draw:text-style-name="P67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6"><text:span text:style-name="T67">do text if not self.getValueForTemplate('folderCategory').startswith('LAP')</text:span></text:p></office:annotation><draw:control text:anchor-type="as-char" draw:z-index="10" draw:style-name="gr1" draw:text-style-name="P67" svg:width="0.447cm" svg:height="0.399cm" draw:control="control11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6"><text:span text:style-name="T67">do text if self.getValueForTemplate('folderCategory').startswith('LAP')</text:span></text:p></office:annotation></text:span><text:span text:style-name="T10"><draw:control text:anchor-type="as-char" draw:z-index="27" draw:style-name="gr1" draw:text-style-name="P67" svg:width="0.447cm" svg:height="0.399cm" draw:control="control28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6"><text:span text:style-name="T67">do text if not self.getValueForTemplate('folderCategory').startswith('LAP/M')</text:span></text:p></office:annotation><draw:control text:anchor-type="as-char" draw:z-index="11" draw:style-name="gr1" draw:text-style-name="P67" svg:width="0.447cm" svg:height="0.399cm" draw:control="control12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6"><text:span text:style-name="T67">do text if self.getValueForTemplate('folderCategory').startswith('LAP/M')</text:span></text:p></office:annotation></text:span><text:span text:style-name="T10"><draw:control text:anchor-type="as-char" draw:z-index="28" draw:style-name="gr1" draw:text-style-name="P67" svg:width="0.447cm" svg:height="0.399cm" draw:control="control29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6"><text:span text:style-name="T67">do text if not self.getValueForTemplate('folderCategory').startswith('LLDC')</text:span></text:p></office:annotation><draw:control text:anchor-type="as-char" draw:z-index="12" draw:style-name="gr1" draw:text-style-name="P67" svg:width="0.447cm" svg:height="0.399cm" draw:control="control13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getValueForTemplate('folderCategory').startswith('LLDC')</text:span></text:p></office:annotation></text:span><text:span text:style-name="T10"><draw:control text:anchor-type="as-char" draw:z-index="29" draw:style-name="gr1" draw:text-style-name="P67" svg:width="0.447cm" svg:height="0.399cm" draw:control="control30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6"><text:span text:style-name="T67">do text if not self.getValueForTemplate('folderCategory').startswith('LLDC/M')</text:span></text:p></office:annotation><draw:control text:anchor-type="as-char" draw:z-index="13" draw:style-name="gr1" draw:text-style-name="P67" svg:width="0.447cm" svg:height="0.399cm" draw:control="control14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6"><text:span text:style-name="T67">do text if self.getValueForTemplate('folderCategory').startswith('LLDC/M')</text:span></text:p></office:annotation></text:span><text:span text:style-name="T10"><draw:control text:anchor-type="as-char" draw:z-index="30" draw:style-name="gr1" draw:text-style-name="P67" svg:width="0.447cm" svg:height="0.399cm" draw:control="control31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text:anchor-type="as-char" draw:z-index="58" draw:style-name="gr1" draw:text-style-name="P67" svg:width="0.447cm" svg:height="0.399cm" draw:control="control59"/></text:span>PIEN :<text:span text:style-name="T10"> d'environnement </text:span><text:span text:style-name="T10"><draw:control text:anchor-type="as-char" draw:z-index="59" draw:style-name="gr1" draw:text-style-name="P67" svg:width="0.447cm" svg:height="0.399cm" draw:control="control60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table:style-name="Tableau3.B1" table:number-columns-spanned="3" office:value-type="string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41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8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4">Date de dépôt dossier <text:span text:style-name="T13">complet</text:span></text:p>
          </table:table-cell>
          <table:table-cell table:style-name="Tableau3.A2" office:value-type="string">
            <text:p text:style-name="P2"><office:annotation><dc:creator>sde </dc:creator><dc:date>2011-08-08T13:35:49</dc:date><text:p text:style-name="P66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table:style-name="Tableau3.C5" office:value-type="string">
            <text:p text:style-name="P41"><text:span text:style-name="T6">Délai de réponse annoncé :</text:span> <text:s text:c="3"/></text:p>
          </table:table-cell>
          <table:table-cell table:style-name="Tableau3.D5" office:value-type="string">
            <text:p text:style-name="P41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8">Autres dossiers connus sur le bien</text:p>
          </table:table-cell>
          <table:table-cell table:style-name="Tableau3.B8" table:number-columns-spanned="3" office:value-type="string">
            <text:p text:style-name="P41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42"><office:annotation><dc:creator>Ngaha </dc:creator><dc:date>2015-06-09T15:11:52</dc:date><text:p text:style-name="P66"><text:span text:style-name="T67">do text if not self.isInPCA</text:span></text:p></office:annotation><draw:control text:anchor-type="as-char" draw:z-index="40" draw:style-name="gr1" draw:text-style-name="P67" svg:width="0.447cm" svg:height="0.399cm" draw:control="control41"/>Un PCA de réf. : </text:p>
                  <text:p text:style-name="P42"><office:annotation><dc:creator>Ngaha </dc:creator><dc:date>2015-06-09T15:13:02</dc:date><text:p text:style-name="P66"><text:span text:style-name="T67">do text if self.isInPCA</text:span></text:p></office:annotation><draw:control text:anchor-type="as-char" draw:z-index="41" draw:style-name="gr1" draw:text-style-name="P67" svg:width="0.447cm" svg:height="0.399cm" draw:control="control42"/>Un PCA de réf. : </text:p>
                </table:table-cell>
                <table:table-cell table:style-name="Tableau6.A1" office:value-type="string">
                  <text:p text:style-name="P57"><office:annotation><dc:creator>Ngaha </dc:creator><dc:date>2015-06-09T16:08:21</dc:date><text:p text:style-name="P66"><text:span text:style-name="T67">do text</text:span></text:p><text:p text:style-name="P66"><text:span text:style-name="T67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42"><office:annotation><dc:creator>Ngaha </dc:creator><dc:date>2015-06-09T15:14:32</dc:date><text:p text:style-name="P66"><text:span text:style-name="T67">do text if not self.isInSubdivision</text:span></text:p></office:annotation><text:s/><draw:control text:anchor-type="as-char" draw:z-index="42" draw:style-name="gr1" draw:text-style-name="P67" svg:width="0.447cm" svg:height="0.399cm" draw:control="control43"/>un lotissement de réf. :</text:p>
                  <text:p text:style-name="P42"><office:annotation><dc:creator>Ngaha </dc:creator><dc:date>2015-06-09T15:15:29</dc:date><text:p text:style-name="P66"><text:span text:style-name="T67">do text if self.isInSubdivision</text:span></text:p></office:annotation><text:s/><draw:control text:anchor-type="as-char" draw:z-index="43" draw:style-name="gr1" draw:text-style-name="P67" svg:width="0.447cm" svg:height="0.399cm" draw:control="control44"/>un lotissement de réf. :</text:p>
                </table:table-cell>
                <table:table-cell table:style-name="Tableau6.A1" office:value-type="string">
                  <text:p text:style-name="P57"><office:annotation><dc:creator>Ngaha </dc:creator><dc:date>2015-06-09T16:12:51</dc:date><text:p text:style-name="P66"><text:span text:style-name="T67">do text</text:span></text:p><text:p text:style-name="P66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42"><office:annotation><dc:creator>Ngaha </dc:creator><dc:date>2015-06-16T10:23:07</dc:date><text:p text:style-name="P66"><text:span text:style-name="T67">do text if not self.getValueForTemplate('derogation').count(u'au Plan de secteur')</text:span></text:p></office:annotation><draw:control text:anchor-type="as-char" draw:z-index="48" draw:style-name="gr1" draw:text-style-name="P67" svg:width="0.447cm" svg:height="0.399cm" draw:control="control49"/>au plan de secteur</text:p>
                  <text:p text:style-name="P42"><office:annotation><dc:creator>Ngaha </dc:creator><dc:date>2015-06-16T10:25:27</dc:date><text:p text:style-name="P66"><text:span text:style-name="T67">do text if self.getValueForTemplate('derogation').count(u'au Plan de secteur')</text:span></text:p></office:annotation><draw:control text:anchor-type="as-char" draw:z-index="49" draw:style-name="gr1" draw:text-style-name="P67" svg:width="0.447cm" svg:height="0.399cm" draw:control="control50"/>au plan de secteur</text:p>
                </table:table-cell>
                <table:table-cell table:style-name="Tableau5.A1" office:value-type="string">
                  <text:p text:style-name="P42"><office:annotation><dc:creator>Ngaha </dc:creator><dc:date>2015-06-16T10:26:21</dc:date><text:p text:style-name="P66"><text:span text:style-name="T67">do text if not self.getValueForTemplate('derogation').count(u"au Plan Communal d'Am\xe9nagement")</text:span></text:p></office:annotation><draw:control text:anchor-type="as-char" draw:z-index="47" draw:style-name="gr1" draw:text-style-name="P67" svg:width="0.447cm" svg:height="0.399cm" draw:control="control48"/>au PCA.</text:p>
                  <text:p text:style-name="P42"><office:annotation><dc:creator>Ngaha </dc:creator><dc:date>2015-06-16T10:30:51</dc:date><text:p text:style-name="P66"><text:span text:style-name="T67">do text if self.getValueForTemplate('derogation').count(u"au Plan Communal d'Am\xe9nagement")</text:span></text:p></office:annotation><draw:control text:anchor-type="as-char" draw:z-index="50" draw:style-name="gr1" draw:text-style-name="P67" svg:width="0.447cm" svg:height="0.399cm" draw:control="control51"/>au PCA.</text:p>
                </table:table-cell>
                <table:table-cell table:style-name="Tableau5.A1" office:value-type="string">
                  <text:p text:style-name="P42"><office:annotation><dc:creator>Ngaha </dc:creator><dc:date>2015-06-16T10:34:32</dc:date><text:p text:style-name="P66"><text:span text:style-name="T67">do text if not self.getValueForTemplate('derogation').count(u"au Lotissement")</text:span></text:p></office:annotation><draw:control text:anchor-type="as-char" draw:z-index="46" draw:style-name="gr1" draw:text-style-name="P67" svg:width="0.447cm" svg:height="0.399cm" draw:control="control47"/>au lotissement</text:p>
                  <text:p text:style-name="P42"><office:annotation><dc:creator>Ngaha </dc:creator><dc:date>2015-06-16T10:35:59</dc:date><text:p text:style-name="P66"><text:span text:style-name="T67">do text if self.getValueForTemplate('derogation').count(u"au Lotissement")</text:span></text:p></office:annotation><draw:control text:anchor-type="as-char" draw:z-index="51" draw:style-name="gr1" draw:text-style-name="P67" svg:width="0.447cm" svg:height="0.399cm" draw:control="control52"/>au lotissement</text:p>
                </table:table-cell>
                <table:table-cell table:style-name="Tableau5.A1" office:value-type="string">
                  <text:p text:style-name="P42"><office:annotation><dc:creator>Ngaha </dc:creator><dc:date>2015-06-16T10:37:04</dc:date><text:p text:style-name="P66"><text:span text:style-name="T67">do text if not self.getValueForTemplate('derogation').count(u"au R\xe8glement Communal d'Urbanisme")</text:span></text:p></office:annotation><draw:control text:anchor-type="as-char" draw:z-index="45" draw:style-name="gr1" draw:text-style-name="P67" svg:width="0.447cm" svg:height="0.399cm" draw:control="control46"/>au RCU</text:p>
                  <text:p text:style-name="P42"><office:annotation><dc:creator>Ngaha </dc:creator><dc:date>2015-06-16T10:37:48</dc:date><text:p text:style-name="P66"><text:span text:style-name="T67">do text if self.getValueForTemplate('derogation').count(u"au R\xe8glement Communal d'Urbanisme")</text:span></text:p></office:annotation><draw:control text:anchor-type="as-char" draw:z-index="52" draw:style-name="gr1" draw:text-style-name="P67" svg:width="0.447cm" svg:height="0.399cm" draw:control="control53"/>au RCU </text:p>
                </table:table-cell>
                <table:table-cell table:style-name="Tableau5.A1" office:value-type="string">
                  <text:p text:style-name="P42"><office:annotation><dc:creator>Ngaha </dc:creator><dc:date>2015-06-16T10:33:04</dc:date><text:p text:style-name="P66"><text:span text:style-name="T67">do text if not self.getValueForTemplate('derogation').count(u"au R\xe8glement R\xe9gional d'Urbanisme")</text:span></text:p></office:annotation><text:s/><draw:control text:anchor-type="as-char" draw:z-index="44" draw:style-name="gr1" draw:text-style-name="P67" svg:width="0.447cm" svg:height="0.399cm" draw:control="control45"/>au règl. rég. d'urb.</text:p>
                  <text:p text:style-name="P42"><office:annotation><dc:creator>Ngaha </dc:creator><dc:date>2015-06-16T10:33:44</dc:date><text:p text:style-name="P66"><text:span text:style-name="T67">do text if self.getValueForTemplate('derogation').count(u"au R\xe8glement R\xe9gional d'Urbanisme")</text:span></text:p></office:annotation><text:s/><draw:control text:anchor-type="as-char" draw:z-index="53" draw:style-name="gr1" draw:text-style-name="P67" svg:width="0.447cm" svg:height="0.399cm" draw:control="control54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Publicité - enquête</text:p>
          </table:table-cell>
          <table:table-cell table:style-name="Tableau3.B2" table:number-columns-spanned="3" office:value-type="string">
            <text:p text:style-name="P41"><office:annotation><dc:creator>Ngaha </dc:creator><dc:date>2015-06-08T15:34:10</dc:date><text:p text:style-name="P66"><text:span text:style-name="T67">do text if not self.investigationStart</text:span></text:p></office:annotation><text:s/><draw:control text:anchor-type="as-char" draw:z-index="31" draw:style-name="gr1" draw:text-style-name="P67" svg:width="0.447cm" svg:height="0.399cm" draw:control="control32"/>oui <text:s/><draw:control text:anchor-type="as-char" draw:z-index="32" draw:style-name="gr1" draw:text-style-name="P67" svg:width="0.447cm" svg:height="0.399cm" draw:control="control33"/>du <text:s text:c="14"/>au <text:s text:c="14"/>Réclamation ? <text:s/><draw:control text:anchor-type="as-char" draw:z-index="33" draw:style-name="gr1" draw:text-style-name="P67" svg:width="0.447cm" svg:height="0.399cm" draw:control="control34"/></text:p>
            <text:p text:style-name="P41"><office:annotation><dc:creator>Ngaha </dc:creator><dc:date>2015-06-08T15:32:55</dc:date><text:p text:style-name="P66"><text:span text:style-name="T67">do text if self.investigationStart and ((self.investigationOralReclamationNumber &lt;= 0) and (self.investigationWriteReclamationNumber &lt;= 0))</text:span></text:p></office:annotation><text:s/><draw:control text:anchor-type="as-char" draw:z-index="34" draw:style-name="gr1" draw:text-style-name="P67" svg:width="0.447cm" svg:height="0.399cm" draw:control="control35"/>oui <text:s/><draw:control text:anchor-type="as-char" draw:z-index="35" draw:style-name="gr1" draw:text-style-name="P67" svg:width="0.447cm" svg:height="0.399cm" draw:control="control36"/>du <text:text-input text:description="">tool.formatDate(self.investigationStart)</text:text-input><text:s/>au <text:text-input text:description="">tool.formatDate(self.investigationEnd)</text:text-input><text:s/>Réclamation ? <text:s/><draw:control text:anchor-type="as-char" draw:z-index="36" draw:style-name="gr1" draw:text-style-name="P67" svg:width="0.447cm" svg:height="0.399cm" draw:control="control37"/></text:p>
            <text:p text:style-name="P41"><office:annotation><dc:creator>Ngaha </dc:creator><dc:date>2015-06-08T15:17:29</dc:date><text:p text:style-name="P66"><text:span text:style-name="T70">do text if self.investigationStart and ((self.investigationOralReclamationNumber &gt; 0) or (self.investigationWriteReclamationNumber &gt; 0))</text:span></text:p></office:annotation><text:s/><draw:control text:anchor-type="as-char" draw:z-index="37" draw:style-name="gr1" draw:text-style-name="P67" svg:width="0.447cm" svg:height="0.399cm" draw:control="control38"/>oui <text:s/><draw:control text:anchor-type="as-char" draw:z-index="38" draw:style-name="gr1" draw:text-style-name="P67" svg:width="0.447cm" svg:height="0.399cm" draw:control="control39"/>du <text:text-input text:description="">tool.formatDate(self.investigationStart)</text:text-input><text:s/>au <text:text-input text:description="">tool.formatDate(self.investigationEnd)</text:text-input><text:s/>Réclamation ? <text:s/><draw:control text:anchor-type="as-char" draw:z-index="39" draw:style-name="gr1" draw:text-style-name="P67" svg:width="0.447cm" svg:height="0.399cm" draw:control="control40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2"><office:annotation><dc:creator>Ngaha </dc:creator><dc:date>2015-06-16T11:25:37</dc:date><text:p text:style-name="P66"><text:span text:style-name="T67">do text if self.getValueForTemplate('roadAdaptation').count(u"Non")</text:span></text:p></office:annotation><draw:control text:anchor-type="as-char" draw:z-index="54" draw:style-name="gr1" draw:text-style-name="P67" svg:width="0.447cm" svg:height="0.399cm" draw:control="control55"/>oui</text:p>
                  <text:p text:style-name="P42"><office:annotation><dc:creator>Ngaha </dc:creator><dc:date>2015-06-16T11:28:48</dc:date><text:p text:style-name="P66"><text:span text:style-name="T67">do text if self.getValueForTemplate('roadAdaptation').count(u"Oui")</text:span></text:p></office:annotation><draw:control text:anchor-type="as-char" draw:z-index="55" draw:style-name="gr1" draw:text-style-name="P67" svg:width="0.447cm" svg:height="0.399cm" draw:control="control56"/>oui</text:p>
                  <text:p text:style-name="P42"><text:span text:style-name="T6">Type de voirie </text:span>: <text:text-input text:description="">self.getValueForTemplate('roadType')</text:text-input><office:annotation><dc:creator>Ngaha </dc:creator><dc:date>2015-06-16T11:43:17</dc:date><text:p text:style-name="P66"><text:span text:style-name="T67">do text if not self.getValueForTemplate('roadType')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4">Équipement de la voirie</text:p>
            <text:p text:style-name="P44"><text:s text:c="39"/><text:span text:style-name="T29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</table:table-row>
              <table:table-row>
                <table:table-cell table:style-name="Tableau8.A1" table:number-columns-spanned="2" office:value-type="string">
                  <text:p text:style-name="P42"/>
                </table:table-cell>
                <table:covered-table-cell/>
                <table:table-cell table:style-name="Tableau8.A1" office:value-type="string">
                  <text:p text:style-name="P42"/>
                </table:table-cell>
              </table:table-row>
              <table:table-row>
                <table:table-cell table:style-name="Tableau8.A1" table:number-columns-spanned="3" office:value-type="string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8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50"><text:text-input text:description="Bien-Parcelles">self.getValueForTemplate('solicitOpinionsTo')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4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1"><office:annotation><dc:creator>sde </dc:creator><dc:date>2011-08-04T13:57:24</dc:date><text:p text:style-name="P66"><text:span text:style-name="T71">do row for folderZoneValue in self.getValuesForTemplate('folderZone')</text:span></text:p></office:annotation><draw:control text:anchor-type="as-char" draw:z-index="0" draw:style-name="gr1" draw:text-style-name="P67" svg:width="0.447cm" svg:height="0.399cm" draw:control="control1"/></text:p>
                </table:table-cell>
                <table:table-cell table:style-name="Tableau12.A1" office:value-type="string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8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2"/>
                </table:table-cell>
                <table:table-cell table:style-name="Tableau4.A1" office:value-type="string">
                  <text:p text:style-name="P57"/>
                </table:table-cell>
                <table:table-cell table:style-name="Tableau4.A1" office:value-type="string">
                  <text:p text:style-name="P57"/>
                </table:table-cell>
                <table:table-cell table:style-name="Tableau4.A1" office:value-type="string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8">Etude d'incidence ?</text:p>
          </table:table-cell>
          <table:table-cell table:style-name="Tableau3.B2" table:number-columns-spanned="3" office:value-type="string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text:anchor-type="as-char" draw:z-index="14" draw:style-name="gr1" draw:text-style-name="P67" svg:width="0.447cm" svg:height="0.399cm" draw:control="control15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text:anchor-type="as-char" draw:z-index="56" draw:style-name="gr1" draw:text-style-name="P67" svg:width="0.447cm" svg:height="0.399cm" draw:control="control5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41"/>
            <text:p text:style-name="P41"/>
            <text:p text:style-name="P41"/>
            <text:p text:style-name="P43">(suite au verso : <draw:control text:anchor-type="as-char" draw:z-index="60" draw:style-name="gr1" draw:text-style-name="P67" svg:width="0.447cm" svg:height="0.399cm" draw:control="control61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8">Annexes jointes</text:p>
          </table:table-cell>
          <table:table-cell table:style-name="Tableau3.B17" table:number-columns-spanned="3" office:value-type="string">
            <text:p text:style-name="P42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5">Décision finale du collège</text:p>
          </table:table-cell>
          <table:table-cell table:style-name="Tableau3.B18" table:number-columns-spanned="3" office:value-type="string">
            <text:p text:style-name="P51"><draw:control text:anchor-type="as-char" draw:z-index="15" draw:style-name="gr1" draw:text-style-name="P67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soft-page-break/><text:tab/><text:tab/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6"><text:span text:style-name="T67">do text if not self.getValueForTemplate('roadType').count(u'Régionale')</text:span></text:p></office:annotation><text:s/><text:bookmark text:name="Unknown34"/><draw:control text:anchor-type="as-char" draw:z-index="143" draw:style-name="gr1" draw:text-style-name="P67" svg:width="0.447cm" svg:height="0.399cm" draw:control="control144"/>Régionale <text:s text:c="3"/></text:p>
      <text:p text:style-name="Standard"><office:annotation><dc:creator>Auteur inconnu</dc:creator><dc:date>2017-05-16T14:38:12</dc:date><text:p text:style-name="P66"><text:span text:style-name="T67">do text if self.getValueForTemplate('roadType').count(u'Régionale')</text:span></text:p></office:annotation><text:s/><text:bookmark text:name="Unknown341"/><draw:control text:anchor-type="as-char" draw:z-index="145" draw:style-name="gr1" draw:text-style-name="P67" svg:width="0.447cm" svg:height="0.399cm" draw:control="control146"/>Régionale </text:p>
      <text:p text:style-name="Standard"><text:s/><text:bookmark text:name="Unknown35"/><text:bookmark text:name="__Fieldmark__8122_2094603822"/><draw:control text:anchor-type="as-char" draw:z-index="144" draw:style-name="gr1" draw:text-style-name="P67" svg:width="0.447cm" svg:height="0.399cm" draw:control="control145"/>Communale</text:p>
      <text:p text:style-name="P3"><text:s/><draw:control text:anchor-type="as-char" draw:z-index="142" draw:style-name="gr1" draw:text-style-name="P67" svg:width="0.447cm" svg:height="0.399cm" draw:control="control143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1"><draw:control text:anchor-type="as-char" draw:z-index="116" draw:style-name="gr1" draw:text-style-name="P67" svg:width="0.447cm" svg:height="0.399cm" draw:control="control117"/></text:span><text:span text:style-name="T10"><text:s/>ENQUETE</text:span></text:p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11"><draw:control text:anchor-type="as-char" draw:z-index="115" draw:style-name="gr1" draw:text-style-name="P67" svg:width="0.447cm" svg:height="0.399cm" draw:control="control116"/></text:span><text:span text:style-name="T10"><text:s/>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/text:span><text:span text:style-name="T45"><draw:control text:anchor-type="as-char" draw:z-index="106" draw:style-name="gr1" draw:text-style-name="P67" svg:width="0.447cm" svg:height="0.399cm" draw:control="control107"/></text:span><text:span text:style-name="T46"><text:s/>60 jours</text:span></text:p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/text:span><text:span text:style-name="T45"><draw:control text:anchor-type="as-char" draw:z-index="107" draw:style-name="gr1" draw:text-style-name="P67" svg:width="0.447cm" svg:height="0.399cm" draw:control="control108"/></text:span><text:span text:style-name="T46"><text:s/>105 jours</text:span></text:p>
      <text:p text:style-name="P4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text:span text:style-name="T65"><draw:control text:anchor-type="as-char" draw:z-index="105" draw:style-name="gr1" draw:text-style-name="P67" svg:width="0.447cm" svg:height="0.399cm" draw:control="control106"/></text:span><text:s/>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49"><draw:control text:anchor-type="as-char" svg:y="-0.302cm" draw:z-index="99" draw:style-name="gr2" draw:text-style-name="P67" svg:width="0.331cm" svg:height="0.32cm" draw:control="control100"/></text:span><text:span text:style-name="T49"><text:s/>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/text:span><text:span text:style-name="T45"><draw:control text:anchor-type="as-char" draw:z-index="98" draw:style-name="gr1" draw:text-style-name="P67" svg:width="0.447cm" svg:height="0.399cm" draw:control="control99"/></text:span><text:span text:style-name="T46"><text:s/>30 jours</text:span>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1" fo:font-family="Calibri" style:font-family-generic="swiss" style:font-pitch="variable" fo:font-size="11pt" fo:language="zxx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9-05-07T15:47:05.941989895</dc:date>
    <meta:editing-duration>P3DT13H9M8S</meta:editing-duration>
    <meta:editing-cycles>611</meta:editing-cycles>
    <meta:generator>LibreOffice/6.1.5.2$Linux_X86_64 LibreOffice_project/10$Build-2</meta:generator>
    <dc:creator>bleybaert</dc:creator>
    <meta:document-statistic meta:table-count="17" meta:image-count="0" meta:object-count="0" meta:page-count="4" meta:paragraph-count="240" meta:word-count="1250" meta:character-count="8870" meta:non-whitespace-character-count="7482"/>
  </office:meta>
</office:document-meta>
</file>